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24-12-19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23-12-12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22-12-13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21-12-0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21-01-07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19-12-06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18-11-27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18-02-2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16-12-1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0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0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0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9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9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8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8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5302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